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ce6" style:family="table-cell" style:parent-style-name="Default" style:data-style-name="N0">
      <style:text-properties fo:font-size="14pt" style:font-size-asian="14pt" style:font-size-complex="14pt" style:text-underline-style="solid" style:text-underline-type="single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top="none" fo:border-bottom="2pt solid #FF0000" fo:border-left="none" fo:border-right="none" style:vertical-align="middle" style:repeat-content="false"/>
      <style:paragraph-properties fo:text-align="center"/>
      <style:text-properties fo:color="#4472C4" fo:font-size="14pt" style:font-size-asian="14pt" style:font-size-complex="14pt" style:text-underline-style="solid" style:text-underline-type="single"/>
    </style:style>
    <style:style style:name="ce10" style:family="table-cell" style:parent-style-name="Default" style:data-style-name="N0">
      <style:table-cell-properties fo:border-top="none" fo:border-bottom="2pt solid #FF0000" fo:border-left="none" fo:border-right="none"/>
      <style:text-properties fo:color="#4472C4" fo:font-size="14pt" style:font-size-asian="14pt" style:font-size-complex="14pt" style:text-underline-style="solid" style:text-underline-type="single"/>
    </style:style>
    <style:style style:name="ce11" style:family="table-cell" style:parent-style-name="Default" style:data-style-name="N0">
      <style:text-properties fo:color="#000000"/>
    </style:style>
    <style:style style:name="ce12" style:family="table-cell" style:parent-style-name="Default" style:data-style-name="N0"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FF0000" fo:border-bottom="none" fo:border-left="none" fo:border-right="none"/>
    </style:style>
    <style:style style:name="ce14" style:family="table-cell" style:parent-style-name="Default" style:data-style-name="N0">
      <style:table-cell-properties fo:border-top="thin solid #FF0000" fo:border-bottom="none" fo:border-left="none" fo:border-right="thin solid #FF0000"/>
    </style:style>
    <style:style style:name="ce15" style:family="table-cell" style:parent-style-name="Default" style:data-style-name="N0">
      <style:table-cell-properties fo:border-top="none" fo:border-bottom="none" fo:border-left="none" fo:border-right="thin solid #FF0000"/>
    </style:style>
    <style:style style:name="ce16" style:family="table-cell" style:parent-style-name="Default" style:data-style-name="N0">
      <style:table-cell-properties fo:border-top="none" fo:border-bottom="thin solid #FF0000" fo:border-left="none" fo:border-right="none"/>
    </style:style>
    <style:style style:name="ce17" style:family="table-cell" style:parent-style-name="Default" style:data-style-name="N0">
      <style:table-cell-properties fo:border-top="none" fo:border-bottom="thin solid #FF0000" fo:border-left="none" fo:border-right="thin solid #FF0000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thin solid #FF0000" fo:border-right="none"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FF0000" fo:border-left="thin solid #FF0000" fo:border-right="none"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FF0000" fo:border-bottom="none" fo:border-left="thin solid #FF0000" fo:border-right="none"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FF0000" fo:border-bottom="thin solid #FF0000" fo:border-left="thin solid #FF0000" fo:border-right="none" style:vertical-align="middle" style:repeat-content="false"/>
      <style:paragraph-properties fo:text-align="center"/>
      <style:text-properties fo:color="#4472C4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0325cm" style:use-optimal-column-width="true"/>
    </style:style>
    <style:style style:name="co2" style:family="table-column">
      <style:table-column-properties fo:break-before="auto" style:column-width="27.94cm" style:use-optimal-column-width="true"/>
    </style:style>
    <style:style style:name="co3" style:family="table-column">
      <style:table-column-properties fo:break-before="auto" style:column-width="6.731cm" style:use-optimal-column-width="true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6.477cm" style:use-optimal-column-width="true"/>
    </style:style>
    <style:style style:name="co7" style:family="table-column">
      <style:table-column-properties fo:break-before="auto" style:column-width="2.20133333333333cm" style:use-optimal-column-width="true"/>
    </style:style>
    <style:style style:name="co8" style:family="table-column">
      <style:table-column-properties fo:break-before="auto" style:column-width="19.5368333333333cm" style:use-optimal-column-width="true"/>
    </style:style>
    <style:style style:name="co9" style:family="table-column">
      <style:table-column-properties fo:break-before="auto" style:column-width="3.91583333333333cm" style:use-optimal-column-width="true"/>
    </style:style>
    <style:style style:name="co10" style:family="table-column">
      <style:table-column-properties fo:break-before="auto" style:column-width="14.2875cm" style:use-optimal-column-width="true"/>
    </style:style>
    <style:style style:name="co11" style:family="table-column">
      <style:table-column-properties fo:break-before="auto" style:column-width="3.95816666666667cm" style:use-optimal-column-width="true"/>
    </style:style>
    <style:style style:name="co12" style:family="table-column">
      <style:table-column-properties fo:break-before="auto" style:column-width="5.22816666666667cm" style:use-optimal-column-width="true"/>
    </style:style>
    <style:style style:name="co13" style:family="table-column">
      <style:table-column-properties fo:break-before="auto" style:column-width="4.08516666666667cm" style:use-optimal-column-width="true"/>
    </style:style>
    <style:style style:name="co14" style:family="table-column">
      <style:table-column-properties fo:break-before="auto" style:column-width="4.572cm" style:use-optimal-column-width="true"/>
    </style:style>
    <style:style style:name="co15" style:family="table-column">
      <style:table-column-properties fo:break-before="auto" style:column-width="7.112cm" style:use-optimal-column-width="true"/>
    </style:style>
    <style:style style:name="co16" style:family="table-column">
      <style:table-column-properties fo:break-before="auto" style:column-width="5.50333333333333cm" style:use-optimal-column-width="true"/>
    </style:style>
    <style:style style:name="co17" style:family="table-column">
      <style:table-column-properties fo:break-before="auto" style:column-width="4.27566666666667cm"/>
    </style:style>
    <style:style style:name="co18" style:family="table-column">
      <style:table-column-properties fo:break-before="auto" style:column-width="6.096cm"/>
    </style:style>
    <style:style style:name="co19" style:family="table-column">
      <style:table-column-properties fo:break-before="auto" style:column-width="4.29683333333333cm"/>
    </style:style>
    <style:style style:name="co20" style:family="table-column">
      <style:table-column-properties fo:break-before="auto" style:column-width="4.67783333333333cm"/>
    </style:style>
    <style:style style:name="co21" style:family="table-column">
      <style:table-column-properties fo:break-before="auto" style:column-width="4.86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129.6pt" style:use-optimal-row-height="true" fo:break-before="auto"/>
    </style:style>
    <style:style style:name="ro5" style:family="table-row">
      <style:table-row-properties style:row-height="18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sets_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Databas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utput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quifer_Auser</text:p>
          </table:table-cell>
          <table:table-cell office:value-type="string" table:style-name="ce3">
            <text:p>Information about the Auser aquifer. This water body consists of two subsystems, that we call NORH and SOUTH, where the former partly influences the behaviour of the latter.</text:p>
            <text:p>The levels of the NORTH sector are represented by the values of the SAL, PAG, CoS and DIEC wells, while the levels of the SOUTH sector by the LT2 well.</text:p>
          </table:table-cell>
          <table:table-cell office:value-type="string" table:style-name="ce3">
            <text:p>Depth_to_Groundwater_SAL, Depth_to_Groundwater_COS, Depth_to_Groundwater_LT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Water_Spring_Amiata</text:p>
          </table:table-cell>
          <table:table-cell office:value-type="string" table:style-name="ce3">
            <text:p>Information about the Amiata aquifer. This aquifer is accessed through the Ermicciolo, Arbure, Bugnano and Galleria Alta springs.<text:s/></text:p>
            <text:p>The levels and volumes of the four springs are influenced by the parameters: pluviometry, sub-gradation, hydrometry, temperatures and drainage volumes.</text:p>
          </table:table-cell>
          <table:table-cell office:value-type="string" table:style-name="ce3">
            <text:p>Flow_Rate_Bugnano, Flow_Rate_Arbure,</text:p>
            <text:p><text:s/>Flow_Rate_Ermicciolo, Flow_Rate_Galleria_Alta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Aquifer_Petrignano</text:p>
          </table:table-cell>
          <table:table-cell office:value-type="string" table:style-name="ce3">
            <text:p>Information about Petrignano aquifer.<text:s/></text:p>
            <text:p>It is fed by three underground aquifers separated by low permeability septa; the water table can be considered groundwater and is also fed by the Chiascio river.</text:p>
          </table:table-cell>
          <table:table-cell office:value-type="string" table:style-name="ce3">
            <text:p>Depth_to_Groundwater_P24,</text:p>
            <text:p><text:s/>Depth_to_Groundwater_P25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Aquifer_Doganella</text:p>
          </table:table-cell>
          <table:table-cell office:value-type="string" table:style-name="ce3">
            <text:p>Information about Doganella aquifer. The Doganella well field is fed by two underground aquifers:<text:s/></text:p>
            <text:p>the upper stratum is a water table with a thickness of about 30m while the lower one is a semi-confined artesian aquifer with a thickness of 50m.</text:p>
          </table:table-cell>
          <table:table-cell office:value-type="string" table:style-name="ce3">
            <text:p>Depth_to_Groundwater_Pozzo_1, Depth_to_Groundwater_Pozzo_2, Depth_to_Groundwater_Pozzo_3, Depth_to_Groundwater_Pozzo_4, Depth_to_Groundwater_Pozzo_5, Depth_to_Groundwater_Pozzo_6,</text:p>
            <text:p>Depth_to_Groundwater_Pozzo_7, Depth_to_Groundwater_Pozzo_8, Depth_to_Groundwater_Pozzo_9<text:s/>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Aquifer_Luco<text:s/></text:p>
          </table:table-cell>
          <table:table-cell office:value-type="string" table:style-name="ce3">
            <text:p>Information about Luco aquifer. It is an underground aquifer not fed by rivers or lakes but fed by meteoric infiltration</text:p>
            <text:p><text:s/>and it is accessed through wells called Pozzo_1, Pozzo_3 and Pozzo_4.</text:p>
          </table:table-cell>
          <table:table-cell office:value-type="string" table:style-name="ce2">
            <text:p>Depth_to_Groundwater_Podere_Casetta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River_Arno</text:p>
          </table:table-cell>
          <table:table-cell office:value-type="string" table:style-name="ce3">
            <text:p>Information about Arno river. The Arno is the second largest river in peninsular Italy and the main waterway in Tuscany and it <text:s/>has a relatively torrential regime,<text:s/></text:p>
            <text:p>due to the nature of the surrounding soils (marl and impermeable clays)</text:p>
          </table:table-cell>
          <table:table-cell office:value-type="string" table:style-name="ce2">
            <text:p>Hydrometry_Nave_di_Rosano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Lake_Bilancino<text:s/></text:p>
          </table:table-cell>
          <table:table-cell office:value-type="string" table:style-name="ce3">
            <text:p>Information about Bilancino Lake. It is an artificial lake in Mugello, in the province of Florence.<text:s/></text:p>
            <text:p><text:s/>It has a maximum depth of thirty-one metres and a surface area of 5 square kilometres.<text:s/></text:p>
          </table:table-cell>
          <table:table-cell office:value-type="string" table:style-name="ce3">
            <text:p>Lake_Level,<text:s/></text:p>
            <text:p>Flow_Rate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Water_Spring_Madonna_di_Canneto</text:p>
          </table:table-cell>
          <table:table-cell office:value-type="string" table:style-name="ce3">
            <text:p>Information about Madonna di Canneto water spring. The Madonna di Canneto spring is situated at an altitude of 1010m above sea level in the Canneto valley.<text:s/></text:p>
            <text:p>It does not consist of an aquifer and its source is supplied by the water catchment area of the river Melfa</text:p>
          </table:table-cell>
          <table:table-cell office:value-type="string" table:style-name="ce3">
            <text:p>Flow_R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ater_Spring_Lupa</text:p>
          </table:table-cell>
          <table:table-cell office:value-type="string" table:style-name="ce2">
            <text:p>Information about Lupa water spring. It is located in the Arrone area and is used for drinking use.</text:p>
          </table:table-cell>
          <table:table-cell office:value-type="string" table:style-name="ce3">
            <text:p>Flow_Rate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Datasets_Feature_Description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5">
            <text:p>AUS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Gallicano, Pontetetto, Monte_Serra, Orentano, Borgo_a_Mozzano, Piaggione, Calavorno,<text:s/></text:p>
            <text:p>Croce_Arcana, Tereglio_Coreglia_Antelminelli, Fabbriche_di_Vallic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LT2, SAL, PAG, CoS, DIE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Orentano, Monte_Serra, Ponte_a_Moriano, Lucca_Orto_Botanic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Volume_<text:span text:style-name="T2">H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H</text:span></text:p>
          </table:table-cell>
          <table:table-cell table:number-columns-repeated="3" table:style-name="ce1"/>
          <table:table-cell office:value-type="string" table:style-name="ce4">
            <text:p>H</text:p>
          </table:table-cell>
          <table:table-cell office:value-type="string" table:style-name="ce2">
            <text:p>POL, CC1, CC2, CSA, CSAL</text:p>
          </table:table-cell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2">
            <text:p>Hydrometry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meters (<text:span text:style-name="T2">m</text:span>), detected by the hydrometric station<text:s/><text:span text:style-name="T2">K</text:span></text:p>
          </table:table-cell>
          <table:table-cell table:number-columns-repeated="3" table:style-name="ce1"/>
          <table:table-cell office:value-type="string" table:style-name="ce4">
            <text:p>K</text:p>
          </table:table-cell>
          <table:table-cell office:value-type="string" table:style-name="ce2">
            <text:p>Monte_S_Quirico, Piaggione</text:p>
          </table:table-cell>
          <table:table-cell table:number-columns-repeated="16376" table:style-name="ce1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8"/>
        </table:table-row>
        <table:table-row table:style-name="ro1">
          <table:table-cell table:number-columns-repeated="3" table:style-name="ce7"/>
          <table:table-cell table:number-columns-repeated="3" table:style-name="ce8"/>
          <table:table-cell table:number-columns-repeated="2" table:style-name="ce7"/>
          <table:table-cell table:number-columns-repeated="16376" table:style-name="ce8"/>
        </table:table-row>
        <table:table-row table:style-name="ro1">
          <table:table-cell office:value-type="string" table:style-name="ce5">
            <text:p>DOGANELLA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8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3" table:style-name="ce1"/>
          <table:table-cell table:number-columns-repeated="16378" table:style-name="ce8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Monteporzio, Velletri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Pozzo_1, Pozzo_2, Pozzo_3, Pozzo_4, Pozzo_5, Pozzo_6, Pozzo_7, Pozzo_8, Pozzo_9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Monteporzio, Velletri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4">
            <text:p>K</text:p>
          </table:table-cell>
          <table:table-cell office:value-type="string" table:style-name="ce2">
            <text:p>Pozzo_1, Pozzo_2, Pozzo_3, Pozzo_4, Pozzo_5+6, Pozzo_7, Pozzo_8, Pozzo_9</text:p>
          </table:table-cell>
          <table:table-cell table:number-columns-repeated="16376" table:style-name="ce8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8"/>
        </table:table-row>
        <table:table-row table:style-name="ro1">
          <table:table-cell table:number-columns-repeated="3" table:style-name="ce7"/>
          <table:table-cell table:number-columns-repeated="3" table:style-name="ce8"/>
          <table:table-cell table:number-columns-repeated="2" table:style-name="ce7"/>
          <table:table-cell table:number-columns-repeated="16376" table:style-name="ce8"/>
        </table:table-row>
        <table:table-row table:style-name="ro1">
          <table:table-cell office:value-type="string" table:style-name="ce5">
            <text:p>PETRIGNANO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8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3" table:style-name="ce1"/>
          <table:table-cell table:number-columns-repeated="16378" table:style-name="ce8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Bastia_Umbra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P24, P25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Bastia_Umbra, Petrignano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4">
            <text:p>K</text:p>
          </table:table-cell>
          <table:table-cell office:value-type="string" table:style-name="ce2">
            <text:p>C10_Petrignano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7">
            <text:p>Hydrometry_<text:span text:style-name="T2">H</text:span></text:p>
          </table:table-cell>
          <table:table-cell office:value-type="string" table:style-name="ce2">
            <text:p>Real Number</text:p>
          </table:table-cell>
          <table:table-cell office:value-type="string" table:style-name="ce7">
            <text:p>It indicates the groundwater level, expressed in meters (<text:span text:style-name="T2">m</text:span>), detected by the hydrometric station<text:s/><text:span text:style-name="T2">H</text:span></text:p>
          </table:table-cell>
          <table:table-cell table:number-columns-repeated="3" table:style-name="ce8"/>
          <table:table-cell office:value-type="string" table:style-name="ce4">
            <text:p>H</text:p>
          </table:table-cell>
          <table:table-cell office:value-type="string" table:style-name="ce2">
            <text:p>Fiume_Chiascio_Petrignano</text:p>
          </table:table-cell>
          <table:table-cell table:number-columns-repeated="16376" table:style-name="ce8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6"/>
        </table:table-row>
        <table:table-row table:style-name="ro1">
          <table:table-cell table:number-columns-repeated="3" table:style-name="ce7"/>
          <table:table-cell table:number-columns-repeated="3" table:style-name="ce8"/>
          <table:table-cell table:number-columns-repeated="2" table:style-name="ce7"/>
          <table:table-cell table:number-columns-repeated="16376" table:style-name="ce8"/>
        </table:table-row>
        <table:table-row table:style-name="ro1">
          <table:table-cell office:value-type="string" table:style-name="ce5">
            <text:p>LUCO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8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3" table:style-name="ce1"/>
          <table:table-cell table:number-columns-repeated="16378" table:style-name="ce8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8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Simignano, Siena_Poggio_al_Vento, Mensano, Montalcinello, Monticiano_la_Pineta, Sovicille, Ponte_Orgia, Scorgiano, Pentolina, Monteroni_Arbia_Biena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Podere_Casetta, Pozzo_1, Pozzo_3, Pozzo_4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Siena_Poggio_al_Vento, Mensano, Pentolina, Monteroni_Arbia_Biena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Volum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volume of water, expressed in cubic meters (<text:span text:style-name="T2">mc</text:span>), taken from the drinking water treatment plant<text:s/><text:span text:style-name="T2">K</text:span></text:p>
          </table:table-cell>
          <table:table-cell table:number-columns-repeated="3" table:style-name="ce1"/>
          <table:table-cell office:value-type="string" table:style-name="ce4">
            <text:p>K</text:p>
          </table:table-cell>
          <table:table-cell office:value-type="string" table:style-name="ce2">
            <text:p>Pozzo_1, Pozzo_3, Pozzo_4</text:p>
          </table:table-cell>
          <table:table-cell table:number-columns-repeated="16376" table:style-name="ce8"/>
        </table:table-row>
        <table:table-row table:style-name="ro1">
          <table:table-cell table:style-name="ce7"/>
          <table:table-cell table:style-name="ce2"/>
          <table:table-cell table:style-name="ce7"/>
          <table:table-cell table:number-columns-repeated="3" table:style-name="ce8"/>
          <table:table-cell table:number-columns-repeated="2" table:style-name="ce7"/>
          <table:table-cell table:number-columns-repeated="16376" table:style-name="ce8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6"/>
        </table:table-row>
        <table:table-row table:style-name="ro1">
          <table:table-cell table:number-columns-repeated="3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5">
            <text:p>AMIATA</text:p>
          </table:table-cell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Castel_del_Piano, Abbadia_S_Salavtore, S_Fiora, Laghetto_Verde, Vetta_Amiat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epth_to_Groundwater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groundwater level, expressed in ground level (<text:span text:style-name="T2">meters from the ground floor</text:span>), detected by the piezometer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S_Fiora_8, S_Fiora_11bis, David_Lazzaret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Abbadia_S_Salvatore, S_Fiora, Laghetto_Verd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K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flow rate, expressed in liters per second (<text:span text:style-name="T2">l/s</text:span>), taken from water spring<text:s/><text:span text:style-name="T2">K</text:span></text:p>
          </table:table-cell>
          <table:table-cell table:number-columns-repeated="3" table:style-name="ce1"/>
          <table:table-cell office:value-type="string" table:style-name="ce4">
            <text:p>K</text:p>
          </table:table-cell>
          <table:table-cell office:value-type="string" table:style-name="ce2">
            <text:p>Bugnano, Arbure, Ermicciolo, Galleria_Alta</text:p>
          </table:table-cell>
          <table:table-cell table:number-columns-repeated="16376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AR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Le_Croci, Cavallina, S_Agata, Mangona, S_Piero, Vernio, Stia, Consuma, Incisa, Montevarchi, S_Savino, Laterina, Bibbiena, Camaldol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Firenz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Hydrometry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river level, expressed in meters (<text:span text:style-name="T2">m</text:span>), detected by the hydrometric station<text:s/><text:span text:style-name="T2">Z</text:span>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Nave_di_Rosano</text:p>
          </table:table-cell>
          <table:table-cell table:number-columns-repeated="16376" table:style-name="ce1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BILAN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Le_Croci, Cavallina, S_Agata, Mangona, S_Pier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Le_Croc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low_Rate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lake's flow rate, expressed in cubic meters per seconds (<text:span text:style-name="T2">mc/s</text:span>)</text:p>
          </table:table-cell>
          <table:table-cell table:number-columns-repeated="3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Lake_Level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river level, expressed in meters (<text:span text:style-name="T2">m</text:span>)</text:p>
          </table:table-cell>
          <table:table-cell table:number-columns-repeated="2" table:style-name="ce1"/>
          <table:table-cell table:number-columns-repeated="4" table:style-name="ce11"/>
          <table:table-cell table:number-columns-repeated="16375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UP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Tern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water spring's flow rate, expressed in liters per seconds (<text:span text:style-name="T2">l/s</text:span>)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Lupa</text:p>
          </table:table-cell>
          <table:table-cell table:number-columns-repeated="16376"/>
        </table:table-row>
        <table:table-row table:style-name="ro5">
          <table:table-cell table:number-columns-repeated="3" table:style-name="ce9"/>
          <table:table-cell table:number-columns-repeated="3"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MADONNA DI CANNE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ate</text:p>
          </table:table-cell>
          <table:table-cell office:value-type="string" table:style-name="ce2">
            <text:p>Daily Date<text:s/></text:p>
          </table:table-cell>
          <table:table-cell office:value-type="string" table:style-name="ce2">
            <text:p>Uniquely identifies a day (Primary Key)</text:p>
          </table:table-cell>
          <table:table-cell table:number-columns-repeated="3" table:style-name="ce1"/>
          <table:table-cell office:value-type="string" table:style-name="ce2">
            <text:p>Code</text:p>
          </table:table-cell>
          <table:table-cell office:value-type="string" table:style-name="ce2">
            <text:p>Valu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infall_<text:span text:style-name="T2">X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quantity of rain falling, expressed in millimeters (<text:span text:style-name="T2">mm</text:span>), in the area<text:s/><text:span text:style-name="T2">X</text:span></text:p>
          </table:table-cell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3">
            <text:p>Settefra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emperature_<text:span text:style-name="T2">Y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temperature, expressed in<text:s/><text:span text:style-name="T2">°C</text:span>, detected by the thermometric station<text:s/><text:span text:style-name="T2">Y</text:span></text:p>
          </table:table-cell>
          <table:table-cell table:number-columns-repeated="3" table:style-name="ce1"/>
          <table:table-cell office:value-type="string" table:style-name="ce4">
            <text:p>Y</text:p>
          </table:table-cell>
          <table:table-cell office:value-type="string" table:style-name="ce2">
            <text:p>Settefrat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low_Rate_<text:span text:style-name="T2">Z</text:span></text:p>
          </table:table-cell>
          <table:table-cell office:value-type="string" table:style-name="ce2">
            <text:p>Real Number</text:p>
          </table:table-cell>
          <table:table-cell office:value-type="string" table:style-name="ce2">
            <text:p>It indicates the water spring's flow rate, expressed in liters per seconds (<text:span text:style-name="T2">l/s</text:span>)</text:p>
          </table:table-cell>
          <table:table-cell table:number-columns-repeated="3" table:style-name="ce1"/>
          <table:table-cell office:value-type="string" table:style-name="ce4">
            <text:p>Z</text:p>
          </table:table-cell>
          <table:table-cell office:value-type="string" table:style-name="ce2">
            <text:p>Madonna_di_Canneto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table:number-columns-repeated="3" table:style-name="ce11"/>
          <table:table-cell table:number-columns-repeated="16376"/>
        </table:table-row>
        <table:table-row table:number-rows-repeated="1048497" table:style-name="ro1">
          <table:table-cell table:number-columns-repeated="16384"/>
        </table:table-row>
      </table:table>
      <table:table table:name="Dataset_Feature_Value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2">
            <text:p>Waterbody</text:p>
          </table:table-cell>
          <table:table-cell office:value-type="string" table:style-name="ce12">
            <text:p>Field</text:p>
          </table:table-cell>
          <table:table-cell office:value-type="string" table:style-name="ce12">
            <text:p>Can Be Positive Value<text:s/></text:p>
          </table:table-cell>
          <table:table-cell office:value-type="string" table:style-name="ce12">
            <text:p>Can Be Negative Value</text:p>
          </table:table-cell>
          <table:table-cell office:value-type="string" table:style-name="ce12">
            <text:p>Can Be Absolute Value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22">
            <text:p>AUSER</text:p>
          </table:table-cell>
          <table:table-cell office:value-type="string" table:style-name="ce13">
            <text:p>Rainfall_X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Depth_to_Groundwater_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Z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Volume_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6">
            <text:p>Hydrometry_K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7">
            <text:p>No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2">
            <text:p>DOGANELLA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18">
            <text:p>Depth_to_Groundwater_Y ( only in this case it's the height above the sensor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Z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6">
            <text:p>Volume_K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7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22">
            <text:p>PETRIGNANO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Depth_to_Groundwater_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Z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Volume_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6">
            <text:p>Hydrometry_H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7">
            <text:p>No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2">
            <text:p>LUCO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Depth_to_Groundwater_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Z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6">
            <text:p>Volume_K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Yes</text:p>
          </table:table-cell>
          <table:table-cell office:value-type="string" table:style-name="ce17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2">
            <text:p>AMIATA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Depth_to_Groundwater_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Z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6">
            <text:p>Flow_Rate_K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Yes</text:p>
          </table:table-cell>
          <table:table-cell office:value-type="string" table:style-name="ce17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2">
            <text:p>ARNO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6">
            <text:p>Hydrometry_Z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7">
            <text:p>No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22">
            <text:p>BILANCINO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Flow_R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6">
            <text:p>Lake_Level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7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22">
            <text:p>LUPA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6">
            <text:p>Flow_Rate_Y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Yes</text:p>
          </table:table-cell>
          <table:table-cell office:value-type="string" table:style-name="ce17">
            <text:p>Yes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22">
            <text:p>MADONNA DI CANNETO<text:s/></text:p>
          </table:table-cell>
          <table:table-cell office:value-type="string" table:style-name="ce1">
            <text:p>Rainfall_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5">
            <text:p>Ye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">
            <text:p>Temperature_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5">
            <text:p>N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16">
            <text:p>Flow_Rate_Z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7">
            <text:p>Yes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database-ranges>
        <table:database-range table:target-range-address="Datasets_Description.A1:Datasets_Description.C10" table:name="Table1" table:display-filter-buttons="true"/>
        <table:database-range table:target-range-address="Datasets_Feature_Description.A2:Datasets_Feature_Description.C8" table:name="Table2" table:display-filter-buttons="true"/>
        <table:database-range table:target-range-address="Datasets_Feature_Description.G3:Datasets_Feature_Description.H8" table:name="Table3" table:display-filter-buttons="true"/>
        <table:database-range table:target-range-address="Datasets_Feature_Description.A41:Datasets_Feature_Description.C46" table:name="Table25" table:display-filter-buttons="true"/>
        <table:database-range table:target-range-address="Datasets_Feature_Description.G42:Datasets_Feature_Description.H46" table:name="Table36" table:display-filter-buttons="true"/>
        <table:database-range table:target-range-address="Datasets_Feature_Description.A50:Datasets_Feature_Description.C54" table:name="Table257" table:display-filter-buttons="true"/>
        <table:database-range table:target-range-address="Datasets_Feature_Description.G51:Datasets_Feature_Description.H54" table:name="Table368" table:display-filter-buttons="true"/>
        <table:database-range table:target-range-address="Datasets_Feature_Description.A58:Datasets_Feature_Description.C63" table:name="Table2579" table:display-filter-buttons="true"/>
        <table:database-range table:target-range-address="Datasets_Feature_Description.G59:Datasets_Feature_Description.H61" table:name="Table36810" table:display-filter-buttons="true"/>
        <table:database-range table:target-range-address="Datasets_Feature_Description.A12:Datasets_Feature_Description.C17" table:name="Table2511" table:display-filter-buttons="true"/>
        <table:database-range table:target-range-address="Datasets_Feature_Description.G13:Datasets_Feature_Description.H17" table:name="Table3612" table:display-filter-buttons="true"/>
        <table:database-range table:target-range-address="Datasets_Feature_Description.G22:Datasets_Feature_Description.H27" table:name="Table361214" table:display-filter-buttons="true"/>
        <table:database-range table:target-range-address="Datasets_Feature_Description.A21:Datasets_Feature_Description.C27" table:name="Table251115" table:display-filter-buttons="true"/>
        <table:database-range table:target-range-address="Datasets_Feature_Description.G32:Datasets_Feature_Description.H36" table:name="Table36121420" table:display-filter-buttons="true"/>
        <table:database-range table:target-range-address="Datasets_Feature_Description.A31:Datasets_Feature_Description.C36" table:name="Table25111521" table:display-filter-buttons="true"/>
        <table:database-range table:target-range-address="Datasets_Feature_Description.A67:Datasets_Feature_Description.C70" table:name="Table257923" table:display-filter-buttons="true"/>
        <table:database-range table:target-range-address="Datasets_Feature_Description.G68:Datasets_Feature_Description.H70" table:name="Table3681024" table:display-filter-buttons="true"/>
        <table:database-range table:target-range-address="Datasets_Feature_Description.A74:Datasets_Feature_Description.C78" table:name="Table25792325" table:display-filter-buttons="true"/>
        <table:database-range table:target-range-address="Datasets_Feature_Description.G75:Datasets_Feature_Description.H78" table:name="Table36810242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Federico Bianca</meta:initial-creator>
    <dc:creator>Antimo Musone</dc:creator>
    <meta:creation-date>2020-11-03T16:32:35Z</meta:creation-date>
    <dc:date>2021-01-18T11:56:50Z</dc:date>
    <meta:user-defined meta:name="ContentTypeId">0x010100A2CE81D0E9067B4C9491F29EF2260D9A</meta:user-defined>
  </office:meta>
</office:document-meta>
</file>